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1a44" officeooo:paragraph-rsid="00091a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usätzliche Quellen der DS:<text:line-break/><text:line-break/>Allgemein:<text:line-break/>https://ec.europa.eu/eurostat/web/interactive-publications/demography-2024?utm_source=chatgpt.com<text:line-break/><text:line-break/>Durchschnittsalter; eurostat; 2019-2024:<text:line-break/><text:line-break/><text:a xlink:type="simple" xlink:href="https://ec.europa.eu/eurostat/databrowser/view/DEMO_PJANIND__custom_10294214/bookmark/table?lang=en&amp;bookmarkId=ebaeec0d-6963-4f2d-b064-8f4bfa193b4d" text:style-name="Internet_20_link" text:visited-style-name="Visited_20_Internet_20_Link">https://ec.europa.eu/eurostat/databrowser/view/DEMO_PJANIND__custom_10294214/bookmark/table?lang=en&amp;bookmarkId=ebaeec0d-6963-4f2d-b064-8f4bfa193b4d</text:a><text:line-break/><text:line-break/>Bevölkerungsanteil Ü65:2003 bis 2024<text:line-break/><text:a xlink:type="simple" xlink:href="https://ec.europa.eu/eurostat/databrowser/view/demo_pjanind__custom_11304223/bookmark/table?lang=en&amp;bookmarkId=9fefce0d-a418-4935-be9b-d7f7714b1a13" text:style-name="Internet_20_link" text:visited-style-name="Visited_20_Internet_20_Link">https://ec.europa.eu/eurostat/databrowser/view/demo_pjanind__custom_11304223/bookmark/table?lang=en&amp;bookmarkId=9fefce0d-a418-4935-be9b-d7f7714b1a13</text:a><text:line-break/><text:line-break/>Ausgaben Pensionen:<text:line-break/>https://ec.europa.eu/eurostat/statistics-explained/index.php?title=Social_protection_statistics_-_overview#Expenditure_on_pension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03T23:25:17.861000000</meta:creation-date>
    <dc:date>2025-07-03T23:32:40.544000000</dc:date>
    <meta:editing-duration>PT7M23S</meta:editing-duration>
    <meta:editing-cycles>1</meta:editing-cycles>
    <meta:document-statistic meta:table-count="0" meta:image-count="0" meta:object-count="0" meta:page-count="1" meta:paragraph-count="1" meta:word-count="18" meta:character-count="666" meta:non-whitespace-character-count="644"/>
    <meta:generator>LibreOffice/7.5.4.2$Windows_X86_64 LibreOffice_project/36ccfdc35048b057fd9854c757a8b67ec53977b6</meta:generator>
  </office:meta>
</office:document-meta>
</file>